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Arial" fo:font-size="13pt" fo:font-weight="normal" fo:background-color="transparent" style:font-size-asian="13pt" style:font-size-complex="13pt"/>
    </style:style>
    <style:style style:name="P2" style:family="paragraph" style:parent-style-name="Standard">
      <style:paragraph-properties style:line-height-at-least="0.503cm"/>
      <style:text-properties fo:color="#000000" loext:opacity="100%" style:font-name="Arial" fo:font-size="13pt" fo:font-weight="normal" officeooo:paragraph-rsid="00095a83" fo:background-color="transparen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officeooo:rsid="00071e2e" officeooo:paragraph-rsid="00072f7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officeooo:rsid="00071e2e" officeooo:paragraph-rsid="00071e2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071e2e" officeooo:paragraph-rsid="00071e2e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071e2e" officeooo:paragraph-rsid="00071e2e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071e2e" officeooo:paragraph-rsid="00072f70"/>
    </style:style>
    <style:style style:name="P8" style:family="paragraph" style:parent-style-name="Standard">
      <style:paragraph-properties fo:text-align="start" style:justify-single-word="false"/>
      <style:text-properties style:font-name="Arial" fo:font-size="15pt" officeooo:rsid="00071e2e" officeooo:paragraph-rsid="00071e2e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095a83"/>
    </style:style>
    <style:style style:name="P10" style:family="paragraph" style:parent-style-name="Standard">
      <style:paragraph-properties fo:text-align="center" style:justify-single-word="false"/>
      <style:text-properties style:font-name="Arial" fo:font-size="20pt" fo:font-weight="bold" officeooo:rsid="00071e2e" officeooo:paragraph-rsid="00071e2e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3pt" officeooo:rsid="00071e2e" officeooo:paragraph-rsid="00072f70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3pt" officeooo:paragraph-rsid="00072f70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3pt" officeooo:paragraph-rsid="00081102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3pt" officeooo:rsid="00081102" officeooo:paragraph-rsid="00081102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officeooo:rsid="00072f70" officeooo:paragraph-rsid="00072f70" style:font-size-asian="16pt" style:font-size-complex="16pt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13pt" officeooo:paragraph-rsid="00081102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" fo:font-size="13pt" fo:font-weight="normal" officeooo:rsid="00072f70" officeooo:paragraph-rsid="00072f70" fo:background-color="transparent" style:font-size-asian="13pt" style:font-size-complex="13pt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3pt" fo:font-weight="normal" officeooo:rsid="00081102" officeooo:paragraph-rsid="00081102" fo:background-color="transparent" style:font-size-asian="13pt" style:font-size-complex="13pt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3pt" fo:font-weight="normal" officeooo:paragraph-rsid="00081102" fo:background-color="transparent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fo:font-size="13pt" fo:font-weight="normal" officeooo:rsid="00081102" officeooo:paragraph-rsid="00081102" fo:background-color="transparent" style:font-size-asian="13pt" style:font-weight-asian="normal" style:font-size-complex="13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3pt" fo:font-weight="normal" officeooo:rsid="00081102" officeooo:paragraph-rsid="00081102" fo:background-color="transparent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Arial" fo:font-size="13pt" fo:font-weight="normal" officeooo:rsid="00081102" officeooo:paragraph-rsid="00081102" fo:background-color="transparent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style:line-height-at-least="0.503cm"/>
      <style:text-properties fo:color="#000000" loext:opacity="100%" style:font-name="Arial" fo:font-size="13pt" fo:font-weight="normal" officeooo:rsid="00095a83" officeooo:paragraph-rsid="00095a83" fo:background-color="transparent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size="16pt" fo:font-weight="normal" officeooo:rsid="00081102" officeooo:paragraph-rsid="00081102" fo:background-color="transparent" style:font-size-asian="16pt" style:font-weight-asian="normal" style:font-size-complex="16pt" style:font-weight-complex="normal"/>
    </style:style>
    <style:style style:name="T1" style:family="text">
      <style:text-properties officeooo:rsid="00072f70"/>
    </style:style>
    <style:style style:name="T2" style:family="text">
      <style:text-properties fo:color="#000000" loext:opacity="100%" officeooo:rsid="00072f70" fo:background-color="transparent" loext:char-shading-value="0"/>
    </style:style>
    <style:style style:name="T3" style:family="text">
      <style:text-properties fo:color="#000000" loext:opacity="100%" fo:font-size="10.5pt" fo:font-weight="normal" officeooo:rsid="000ce3ba" fo:background-color="transparent" loext:char-shading-value="0"/>
    </style:style>
    <style:style style:name="T4" style:family="text">
      <style:text-properties fo:color="#000000" loext:opacity="100%" fo:font-weight="normal" fo:background-color="#ffff00" loext:char-shading-value="0"/>
    </style:style>
    <style:style style:name="T5" style:family="text">
      <style:text-properties fo:color="#000000" loext:opacity="100%" fo:font-weight="normal" officeooo:rsid="00072f70" fo:background-color="#ffff00" loext:char-shading-value="0"/>
    </style:style>
    <style:style style:name="T6" style:family="text">
      <style:text-properties fo:color="#000000" loext:opacity="100%" fo:font-weight="normal" fo:background-color="transparent" loext:char-shading-value="0"/>
    </style:style>
    <style:style style:name="T7" style:family="text">
      <style:text-properties fo:color="#000000" loext:opacity="100%" fo:font-weight="normal" officeooo:rsid="00072f70" fo:background-color="transparent" loext:char-shading-value="0"/>
    </style:style>
    <style:style style:name="T8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9" style:family="text">
      <style:text-properties fo:color="#000000" loext:opacity="100%" fo:font-weight="normal" officeooo:rsid="00081102" fo:background-color="transparent" loext:char-shading-value="0" style:font-weight-asian="normal" style:font-weight-complex="normal"/>
    </style:style>
    <style:style style:name="T10" style:family="text">
      <style:text-properties fo:color="#000000" loext:opacity="100%" fo:font-weight="normal" officeooo:rsid="00081102" fo:background-color="transparent" loext:char-shading-value="0"/>
    </style:style>
    <style:style style:name="T11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12" style:family="text">
      <style:text-properties fo:color="#000000" loext:opacity="100%" fo:font-size="13pt" fo:font-weight="normal" officeooo:rsid="00095a83" fo:background-color="transparent" loext:char-shading-value="0" style:font-size-asian="13pt" style:font-size-complex="13pt"/>
    </style:style>
    <style:style style:name="T13" style:family="text">
      <style:text-properties fo:color="#000000" loext:opacity="100%" fo:font-size="13pt" fo:font-weight="normal" officeooo:rsid="000b2c48" fo:background-color="transparent" loext:char-shading-value="0" style:font-size-asian="13pt" style:font-size-complex="13pt"/>
    </style:style>
    <style:style style:name="T14" style:family="text">
      <style:text-properties fo:color="#000000" loext:opacity="100%" fo:font-size="13pt" fo:font-weight="normal" officeooo:rsid="000ce3ba" fo:background-color="transparent" loext:char-shading-value="0" style:font-size-asian="13pt" style:font-size-complex="13pt"/>
    </style:style>
    <style:style style:name="T15" style:family="text">
      <style:text-properties fo:color="#2a6099" loext:opacity="100%"/>
    </style:style>
    <style:style style:name="T16" style:family="text">
      <style:text-properties fo:color="#2a6099" loext:opacity="100%" fo:font-weight="normal" officeooo:rsid="00081102" fo:background-color="transparent" loext:char-shading-value="0" style:font-weight-asian="normal" style:font-weight-complex="normal"/>
    </style:style>
    <style:style style:name="T17" style:family="text">
      <style:text-properties fo:color="#2a6099" loext:opacity="100%" style:font-weight-asian="normal" style:font-weight-complex="normal"/>
    </style:style>
    <style:style style:name="T18" style:family="text">
      <style:text-properties fo:color="#2a6099" loext:opacity="100%" officeooo:rsid="00081102" style:font-weight-asian="normal" style:font-weight-complex="normal"/>
    </style:style>
    <style:style style:name="T19" style:family="text">
      <style:text-properties fo:color="#55308d" loext:opacity="100%"/>
    </style:style>
    <style:style style:name="T20" style:family="text">
      <style:text-properties fo:color="#55308d" loext:opacity="100%" fo:font-weight="normal" officeooo:rsid="00081102" fo:background-color="transparent" loext:char-shading-value="0" style:font-weight-asian="normal" style:font-weight-complex="normal"/>
    </style:style>
    <style:style style:name="T21" style:family="text">
      <style:text-properties fo:color="#55308d" loext:opacity="100%" style:font-weight-asian="normal" style:font-weight-complex="normal"/>
    </style:style>
    <style:style style:name="T22" style:family="text">
      <style:text-properties fo:color="#55308d" loext:opacity="100%" officeooo:rsid="00081102" style:font-weight-asian="normal" style:font-weight-complex="normal"/>
    </style:style>
    <style:style style:name="T23" style:family="text">
      <style:text-properties fo:color="#55308d" loext:opacity="100%" officeooo:rsid="00095a83" style:font-weight-asian="normal" style:font-weight-complex="normal"/>
    </style:style>
    <style:style style:name="T24" style:family="text">
      <style:text-properties officeooo:rsid="00095a83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095a83" style:font-weight-asian="normal" style:font-weight-complex="normal"/>
    </style:style>
    <style:style style:name="T27" style:family="text">
      <style:text-properties officeooo:rsid="00081102" style:font-weight-asian="normal" style:font-weight-complex="normal"/>
    </style:style>
    <style:style style:name="T28" style:family="text">
      <style:text-properties officeooo:rsid="00118b5c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de d’emploi d<text:span text:style-name="T1">u</text:span> programme xm.py</text:p>
      <text:p text:style-name="P5"/>
      <text:p text:style-name="P6"/>
      <text:p text:style-name="P4">Introduction : </text:p>
      <text:p text:style-name="P8"/>
      <text:p text:style-name="P11">Le but de ce programme est de réaliser un séquenceur d’exécution de jobs Pytho<text:span text:style-name="T1">n avec du</text:span> multi-processing. Un liste <text:span text:style-name="T1">d</text:span>e programmes python est à télécharger et à stocker sur votre machine, le programme précédent v<text:span text:style-name="T1">a </text:span>exécuter <text:span text:style-name="T1">les jobs en les répartissant de manière aléatoire sur un nombre n de processeurs.</text:span></text:p>
      <text:p text:style-name="P7"/>
      <text:p text:style-name="P15">Indication pour l’utilisation du programme : </text:p>
      <text:p text:style-name="P3"/>
      <text:p text:style-name="P12"><text:span text:style-name="T1">Changer les vari</text:span><text:span text:style-name="T2">ables </text:span><text:span text:style-name="T4">path</text:span><text:span text:style-name="T6"> </text:span><text:span text:style-name="T7">et </text:span><text:span text:style-name="T5">binome_path</text:span><text:span text:style-name="T7"> avec les chemins associés respectivement au dossier avec les jobs et au dossier avec le module binôme nécessaire à l’exécution de chaque jobs. </text:span></text:p>
      <text:p text:style-name="P17"/>
      <text:p text:style-name="P14"><text:span text:style-name="T7">P</text:span><text:span text:style-name="T6">ar exemple :</text:span></text:p>
      <text:p text:style-name="P13"><text:span text:style-name="T10">path : </text:span><text:span text:style-name="T8">/home/ibotcazou/Bureau/jobs </text:span></text:p>
      <text:p text:style-name="P20">binome_path : /home/ibotcazou/Bureau/jobs/binome</text:p>
      <text:p text:style-name="P20"/>
      <text:p text:style-name="P14"><text:span text:style-name="T8">Pour lancer le programme </text:span><text:span text:style-name="T11">xm.py</text:span><text:span text:style-name="T8"> il suffit d’ouvrir un terminal Linux et de mettre la commande suivante avec le nombre de processeurs à exploiter. </text:span></text:p>
      <text:p text:style-name="P20"/>
      <text:p text:style-name="P20">Par exemple avec 4 processeur<text:span text:style-name="T28">s</text:span> :</text:p>
      <text:p text:style-name="P20"/>
      <text:p text:style-name="P22">./xm.py 4 </text:p>
      <text:p text:style-name="P24">Explication du code :</text:p>
      <text:p text:style-name="P24"/>
      <text:list xml:id="list3622990743" text:style-name="L1">
        <text:list-item>
          <text:p text:style-name="P16"><text:span text:style-name="T16">execute_job(</text:span><text:span text:style-name="T20">job</text:span><text:span text:style-name="T16">) </text:span><text:span text:style-name="T9">est une fonction python qui permet d’exécuter un programme python qui a pour nom la valeur qui se cache derrière la variable </text:span><text:span text:style-name="T20">job</text:span><text:span text:style-name="T9">.</text:span></text:p>
          <text:p text:style-name="P21"/>
        </text:list-item>
        <text:list-item>
          <text:p text:style-name="P18"><text:span text:style-name="T17">with </text:span><text:span text:style-name="T25">multiprocessing.Pool(processes=</text:span><text:span text:style-name="T21">args.processors</text:span><text:span text:style-name="T25">) as pool:</text:span></text:p>
        </text:list-item>
      </text:list>
      <text:p text:style-name="P1"><text:tab/><text:tab/>pool.map(<text:span text:style-name="T15">execute_job</text:span>, <text:span text:style-name="T19">list_jobs</text:span>)</text:p>
      <text:p text:style-name="P1"><text:tab/></text:p>
      <text:p text:style-name="P2"><text:span text:style-name="T24">La création d’un Pool nous permet de faire du multi-processing. <text:s/></text:span><text:span text:style-name="T22">args.processors </text:span><text:span text:style-name="T26">est le nombre de processeur à utiliser pour le programme. <text:s text:c="2"/></text:span><text:span text:style-name="T23">list_jobs </text:span><text:span text:style-name="T26">est la liste des fichiers jobs à exécuter. </text:span></text:p>
      <text:p text:style-name="P23"/>
      <text:list xml:id="list133429321852688" text:continue-numbering="true" text:style-name="L1">
        <text:list-item>
          <text:p text:style-name="P19"><text:span text:style-name="T18">logging.basicConfig</text:span><text:span text:style-name="T27">(filename=..., </text:span>level=..., format=…)</text:p>
          <text:p text:style-name="P19"/>
        </text:list-item>
      </text:list>
      <text:p text:style-name="P9"><text:span text:style-name="T12">Nous créons dans un dossier réservé pour les ‘log’ un fichier ‘</text:span><text:span text:style-name="T13">jobs</text:span><text:span text:style-name="T12">.log’ avec un nombre d’informations sur l’exécution du programme. </text:span><text:span text:style-name="T13">Vous retrouverez les identifiants des processeurs qui <text:s/>exécutent chaque job et le</text:span><text:span text:style-name="T12"> </text:span><text:span text:style-name="T13">temps qui est attribué. <text:s/></text:span><text:span text:style-name="T14">En cas d’erreur sur un job, il y a un message ‘WARNING’ dans le log avec l’erreur associée, l’exécution des autres jobs n’est pas arrêtée cependant.</text:span><text:span text:style-name="T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0:47:05.919644201</meta:creation-date>
    <meta:generator>LibreOffice/7.3.7.2$Linux_X86_64 LibreOffice_project/30$Build-2</meta:generator>
    <dc:date>2023-10-24T13:34:28.372695324</dc:date>
    <meta:editing-duration>PT17M50S</meta:editing-duration>
    <meta:editing-cycles>4</meta:editing-cycles>
    <meta:document-statistic meta:table-count="0" meta:image-count="0" meta:object-count="0" meta:page-count="1" meta:paragraph-count="21" meta:word-count="267" meta:character-count="1767" meta:non-whitespace-character-count="1507"/>
  </office:meta>
</office:document-meta>
</file>